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2.17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Farnell order-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 CV-module: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rice/pc</text:p>
          </table:table-cell>
          <table:table-cell table:style-name="ce1" office:value-type="string" calcext:value-type="string">
            <text:p>Price total</text:p>
          </table:table-cell>
          <table:table-cell table:style-name="ce1" office:value-type="string" calcext:value-type="string">
            <text:p>datasheet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 calcext:value-type="string">
            <text:p>MCP4726A0T-E/CH  Digital to Analogue Converter, 12 bit, Serial, 2.7V to 5.5V, SOT-23, 6</text:p>
          </table:table-cell>
          <table:table-cell office:value-type="float" office:value="1925047" calcext:value-type="float">
            <text:p>1925047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,997</text:p>
          </table:table-cell>
          <table:table-cell table:formula="of:=[.C4]*[.D4]" office:value-type="float" office:value="0.997" calcext:value-type="float">
            <text:p>0,997</text:p>
          </table:table-cell>
          <table:table-cell office:value-type="string" calcext:value-type="string">
            <text:p>http://www.farnell.com/datasheets/178074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358ADR  OP AMP, DUAL LOW POWER, SOIC8</text:p>
          </table:table-cell>
          <table:table-cell office:value-type="float" office:value="7527007" calcext:value-type="float">
            <text:p>7527007</text:p>
          </table:table-cell>
          <table:table-cell office:value-type="float" office:value="20" calcext:value-type="float">
            <text:p>20</text:p>
          </table:table-cell>
          <table:table-cell office:value-type="float" office:value="0.1015" calcext:value-type="float">
            <text:p>0,1015</text:p>
          </table:table-cell>
          <table:table-cell table:formula="of:=[.C5]*[.D5]" office:value-type="float" office:value="2.03" calcext:value-type="float">
            <text:p>2,03</text:p>
          </table:table-cell>
          <table:table-cell office:value-type="string" calcext:value-type="string">
            <text:p>http://www.farnell.com/datasheets/1874566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4120IM5-5.0/NOPB  Voltage Reference</text:p>
          </table:table-cell>
          <table:table-cell office:value-type="float" office:value="2400687" calcext:value-type="float">
            <text:p>2400687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,05</text:p>
          </table:table-cell>
          <table:table-cell table:formula="of:=[.C6]*[.D6]" office:value-type="float" office:value="2.1" calcext:value-type="float">
            <text:p>2,1</text:p>
          </table:table-cell>
          <table:table-cell office:value-type="string" calcext:value-type="string">
            <text:p>http://www.farnell.com/datasheets/188270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Tantalum Capacitor, T491 Series, 10 µF, ± 10%, 16 V, 1206</text:p>
          </table:table-cell>
          <table:table-cell office:value-type="float" office:value="1457414" calcext:value-type="float">
            <text:p>1457414</text:p>
          </table:table-cell>
          <table:table-cell office:value-type="float" office:value="5" calcext:value-type="float">
            <text:p>5</text:p>
          </table:table-cell>
          <table:table-cell office:value-type="float" office:value="0.318" calcext:value-type="float">
            <text:p>0,318</text:p>
          </table:table-cell>
          <table:table-cell table:formula="of:=[.C7]*[.D7]" office:value-type="float" office:value="1.59" calcext:value-type="float">
            <text:p>1,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022 µF, ± 10%, X5R, 10 V, 0603</text:p>
          </table:table-cell>
          <table:table-cell office:value-type="float" office:value="2112848" calcext:value-type="float">
            <text:p>2112848</text:p>
          </table:table-cell>
          <table:table-cell office:value-type="float" office:value="10" calcext:value-type="float">
            <text:p>10</text:p>
          </table:table-cell>
          <table:table-cell office:value-type="float" office:value="0.0673" calcext:value-type="float">
            <text:p>0,0673</text:p>
          </table:table-cell>
          <table:table-cell table:formula="of:=[.C8]*[.D8]" office:value-type="float" office:value="0.673" calcext:value-type="float">
            <text:p>0,67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1 µF, ± 10%, X5R, 10 V, 0603</text:p>
          </table:table-cell>
          <table:table-cell office:value-type="float" office:value="2470450" calcext:value-type="float">
            <text:p>2470450</text:p>
          </table:table-cell>
          <table:table-cell office:value-type="float" office:value="40" calcext:value-type="float">
            <text:p>40</text:p>
          </table:table-cell>
          <table:table-cell office:value-type="float" office:value="0.0311" calcext:value-type="float">
            <text:p>0,0311</text:p>
          </table:table-cell>
          <table:table-cell table:formula="of:=[.C9]*[.D9]" office:value-type="float" office:value="1.244" calcext:value-type="float">
            <text:p>1,24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/DC Power Supply, Raspberry Pi, Euro, 90 V, 264 V, 5 W, 5 V, 1 A</text:p>
          </table:table-cell>
          <table:table-cell office:value-type="float" office:value="2254794" calcext:value-type="float">
            <text:p>2254794</text:p>
          </table:table-cell>
          <table:table-cell office:value-type="float" office:value="1" calcext:value-type="float">
            <text:p>1</text:p>
          </table:table-cell>
          <table:table-cell office:value-type="float" office:value="4.03" calcext:value-type="float">
            <text:p>4,03</text:p>
          </table:table-cell>
          <table:table-cell table:formula="of:=[.C10]*[.D10]" office:value-type="float" office:value="4.03" calcext:value-type="float">
            <text:p>4,0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logue to Digital Converter, 24 bit, 96 kSPS</text:p>
          </table:table-cell>
          <table:table-cell office:value-type="float" office:value="1754965" calcext:value-type="float">
            <text:p>1754965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C11]*[.D11]" office:value-type="float" office:value="2.22" calcext:value-type="float">
            <text:p>2,22</text:p>
          </table:table-cell>
          <table:table-cell office:value-type="string" calcext:value-type="string">
            <text:p>http://www.farnell.com/datasheets/176404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Chip Resistor, Thick Film, RC Series, 100 kohm, 0603</text:p>
          </table:table-cell>
          <table:table-cell office:value-type="float" office:value="2309107" calcext:value-type="float">
            <text:p>2309107</text:p>
          </table:table-cell>
          <table:table-cell office:value-type="float" office:value="50" calcext:value-type="float">
            <text:p>50</text:p>
          </table:table-cell>
          <table:table-cell office:value-type="float" office:value="0.0033" calcext:value-type="float">
            <text:p>0,0033</text:p>
          </table:table-cell>
          <table:table-cell table:formula="of:=[.C12]*[.D12]" office:value-type="float" office:value="0.165" calcext:value-type="float">
            <text:p>0,1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RC Series, 1 kohm, <text:s/>0603</text:p>
          </table:table-cell>
          <table:table-cell office:value-type="float" office:value="2309108" calcext:value-type="float">
            <text:p>2309108</text:p>
          </table:table-cell>
          <table:table-cell office:value-type="float" office:value="50" calcext:value-type="float">
            <text:p>50</text:p>
          </table:table-cell>
          <table:table-cell office:value-type="float" office:value="0.0047" calcext:value-type="float">
            <text:p>0,0047</text:p>
          </table:table-cell>
          <table:table-cell table:formula="of:=[.C13]*[.D13]" office:value-type="float" office:value="0.235" calcext:value-type="float">
            <text:p>0,23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MC Series, 10 kohm, 0603</text:p>
          </table:table-cell>
          <table:table-cell office:value-type="float" office:value="9330399" calcext:value-type="float">
            <text:p>9330399</text:p>
          </table:table-cell>
          <table:table-cell office:value-type="float" office:value="50" calcext:value-type="float">
            <text:p>50</text:p>
          </table:table-cell>
          <table:table-cell office:value-type="float" office:value="0.012" calcext:value-type="float">
            <text:p>0,012</text:p>
          </table:table-cell>
          <table:table-cell table:formula="of:=[.C14]*[.D14]" office:value-type="float" office:value="0.6" calcext:value-type="float">
            <text:p>0,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OTENTIOMETER, 1KOHM</text:p>
          </table:table-cell>
          <table:table-cell office:value-type="float" office:value="2219385" calcext:value-type="float">
            <text:p>2219385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table:formula="of:=[.C15]*[.D15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Resistor, Thick Film, MC Series, 9.53 kohm, 63 mW, ± 1%, 50 V</text:p>
          </table:table-cell>
          <table:table-cell office:value-type="float" office:value="1170887" calcext:value-type="float">
            <text:p>1170887</text:p>
          </table:table-cell>
          <table:table-cell office:value-type="float" office:value="20" calcext:value-type="float">
            <text:p>20</text:p>
          </table:table-cell>
          <table:table-cell office:value-type="float" office:value="0.014" calcext:value-type="float">
            <text:p>0,014</text:p>
          </table:table-cell>
          <table:table-cell table:formula="of:=[.C16]*[.D16]" office:value-type="float" office:value="0.28" calcext:value-type="float">
            <text:p>0,2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ixed LDO Voltage Regulator, 6.4V to 18V, 1.2V Dropout, 5Vout, 1Aout, sot223</text:p>
          </table:table-cell>
          <table:table-cell office:value-type="float" office:value="1825292" calcext:value-type="float">
            <text:p>1825292</text:p>
          </table:table-cell>
          <table:table-cell office:value-type="float" office:value="2" calcext:value-type="float">
            <text:p>2</text:p>
          </table:table-cell>
          <table:table-cell office:value-type="float" office:value="0.571" calcext:value-type="float">
            <text:p>0,571</text:p>
          </table:table-cell>
          <table:table-cell table:formula="of:=[.C17]*[.D17]" office:value-type="float" office:value="1.142" calcext:value-type="float">
            <text:p>1,142</text:p>
          </table:table-cell>
          <table:table-cell office:value-type="string" calcext:value-type="string">
            <text:p>http://www.farnell.com/datasheets/169679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sistor, Thick Film, CR Series, 20 kohm, 100 mW, ± 1%, 50 V, 0603</text:p>
          </table:table-cell>
          <table:table-cell office:value-type="float" office:value="2333523" calcext:value-type="float">
            <text:p>2333523</text:p>
          </table:table-cell>
          <table:table-cell office:value-type="float" office:value="30" calcext:value-type="float">
            <text:p>30</text:p>
          </table:table-cell>
          <table:table-cell office:value-type="float" office:value="0.0486" calcext:value-type="float">
            <text:p>0,0486</text:p>
          </table:table-cell>
          <table:table-cell table:formula="of:=[.C18]*[.D18]" office:value-type="float" office:value="1.458" calcext:value-type="float">
            <text:p>1,45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Aluminium Electrolytic Capacitor, WCAP-ASLL Series, 1 µF, 50 V, Radial Can</text:p>
          </table:table-cell>
          <table:table-cell office:value-type="float" office:value="2466226" calcext:value-type="float">
            <text:p>2466226</text:p>
          </table:table-cell>
          <table:table-cell office:value-type="float" office:value="5" calcext:value-type="float">
            <text:p>5</text:p>
          </table:table-cell>
          <table:table-cell office:value-type="float" office:value="0.142" calcext:value-type="float">
            <text:p>0,142</text:p>
          </table:table-cell>
          <table:table-cell table:formula="of:=[.C19]*[.D19]" office:value-type="float" office:value="0.71" calcext:value-type="float">
            <text:p>0,7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Aluminium Electrolytic Capacitor, WCAP-ASLI Series, 10 µF, 16 V, Radial Can</text:p>
          </table:table-cell>
          <table:table-cell office:value-type="float" office:value="2466275" calcext:value-type="float">
            <text:p>2466275</text:p>
          </table:table-cell>
          <table:table-cell office:value-type="float" office:value="5" calcext:value-type="float">
            <text:p>5</text:p>
          </table:table-cell>
          <table:table-cell office:value-type="float" office:value="0.158" calcext:value-type="float">
            <text:p>0,158</text:p>
          </table:table-cell>
          <table:table-cell table:formula="of:=[.C20]*[.D20]" office:value-type="float" office:value="0.79" calcext:value-type="float">
            <text:p>0,7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LV71333PDBVR  Fixed LDO Voltage Regulator, 1.4V to 5.5V, 230mV Dropout, 3.3Vout, 150mAout, SOT-23-5</text:p>
          </table:table-cell>
          <table:table-cell office:value-type="float" office:value="2463932" calcext:value-type="float">
            <text:p>2463932</text:p>
          </table:table-cell>
          <table:table-cell office:value-type="float" office:value="5" calcext:value-type="float">
            <text:p>5</text:p>
          </table:table-cell>
          <table:table-cell office:value-type="float" office:value="0.197" calcext:value-type="float">
            <text:p>0,197</text:p>
          </table:table-cell>
          <table:table-cell table:formula="of:=[.C21]*[.D21]" office:value-type="float" office:value="0.985" calcext:value-type="float">
            <text:p>0,985</text:p>
          </table:table-cell>
          <table:table-cell office:value-type="string" calcext:value-type="string">
            <text:p>http://www.farnell.com/datasheets/188887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DCS502PW  CLOCK GENERATOR, 32MHZ, TSSOP-8</text:p>
          </table:table-cell>
          <table:table-cell office:value-type="float" office:value="2492599" calcext:value-type="float">
            <text:p>2492599</text:p>
          </table:table-cell>
          <table:table-cell office:value-type="float" office:value="1" calcext:value-type="float">
            <text:p>1</text:p>
          </table:table-cell>
          <table:table-cell office:value-type="float" office:value="2.66" calcext:value-type="float">
            <text:p>2,66</text:p>
          </table:table-cell>
          <table:table-cell table:formula="of:=[.C22]*[.D22]" office:value-type="float" office:value="2.66" calcext:value-type="float">
            <text:p>2,66</text:p>
          </table:table-cell>
          <table:table-cell office:value-type="string" calcext:value-type="string">
            <text:p>http://www.farnell.com/datasheets/1919071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XTAL, 12.288MHZ, 10PF, SMD, 5.0X3.2</text:p>
          </table:table-cell>
          <table:table-cell office:value-type="float" office:value="1841966" calcext:value-type="float">
            <text:p>1841966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table:formula="of:=[.C23]*[.D23]" office:value-type="float" office:value="1.11" calcext:value-type="float">
            <text:p>1,11</text:p>
          </table:table-cell>
          <table:table-cell office:value-type="string" calcext:value-type="string">
            <text:p>http://www.farnell.com/datasheets/1497890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XTAL, 16.384MHZ, 10PF, SMD, 5.0X3.2</text:p>
          </table:table-cell>
          <table:table-cell office:value-type="float" office:value="1841980" calcext:value-type="float">
            <text:p>1841980</text:p>
          </table:table-cell>
          <table:table-cell office:value-type="float" office:value="1" calcext:value-type="float">
            <text:p>1</text:p>
          </table:table-cell>
          <table:table-cell office:value-type="float" office:value="0.865" calcext:value-type="float">
            <text:p>0,865</text:p>
          </table:table-cell>
          <table:table-cell table:formula="of:=[.C24]*[.D24]" office:value-type="float" office:value="0.865" calcext:value-type="float">
            <text:p>0,8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XTAL, 18.432MHZ, 10PF, SMD, 5.0X3.2</text:p>
          </table:table-cell>
          <table:table-cell office:value-type="float" office:value="1841985" calcext:value-type="float">
            <text:p>1841985</text:p>
          </table:table-cell>
          <table:table-cell office:value-type="float" office:value="1" calcext:value-type="float">
            <text:p>1</text:p>
          </table:table-cell>
          <table:table-cell office:value-type="float" office:value="0.659" calcext:value-type="float">
            <text:p>0,659</text:p>
          </table:table-cell>
          <table:table-cell table:formula="of:=[.C25]*[.D25]" office:value-type="float" office:value="0.659" calcext:value-type="float">
            <text:p>0,6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VISHAY DALE  XT49M-18M432  CRYSTAL 18.432MHZ</text:p>
          </table:table-cell>
          <table:table-cell office:value-type="float" office:value="1703594" calcext:value-type="float">
            <text:p>1703594</text:p>
          </table:table-cell>
          <table:table-cell office:value-type="float" office:value="1" calcext:value-type="float">
            <text:p>1</text:p>
          </table:table-cell>
          <table:table-cell office:value-type="float" office:value="0.352" calcext:value-type="float">
            <text:p>0,352</text:p>
          </table:table-cell>
          <table:table-cell table:formula="of:=[.C26]*[.D26]" office:value-type="float" office:value="0.352" calcext:value-type="float">
            <text:p>0,35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 SIGNAL  MJ-2235  Phone Audio Connector, Socket, 3.5 mm, 2, PCB Mount</text:p>
          </table:table-cell>
          <table:table-cell office:value-type="float" office:value="1267375" calcext:value-type="float">
            <text:p>1267375</text:p>
          </table:table-cell>
          <table:table-cell office:value-type="float" office:value="2" calcext:value-type="float">
            <text:p>2</text:p>
          </table:table-cell>
          <table:table-cell office:value-type="float" office:value="1.37" calcext:value-type="float">
            <text:p>1,37</text:p>
          </table:table-cell>
          <table:table-cell table:formula="of:=[.C27]*[.D27]" office:value-type="float" office:value="2.74" calcext:value-type="float">
            <text:p>2,7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AEC-Q200 ERJ Series, 20 kohm, 100 mW, ± 1%, 75 V</text:p>
          </table:table-cell>
          <table:table-cell office:value-type="float" office:value="2059432" calcext:value-type="float">
            <text:p>2059432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,009</text:p>
          </table:table-cell>
          <table:table-cell table:formula="of:=[.C28]*[.D28]" office:value-type="float" office:value="0.09" calcext:value-type="float">
            <text:p>0,0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RC Series, 39 kohm, 100 mW, ± 1%, 50 V, 0603</text:p>
          </table:table-cell>
          <table:table-cell office:value-type="float" office:value="9238670" calcext:value-type="float">
            <text:p>9238670</text:p>
          </table:table-cell>
          <table:table-cell office:value-type="float" office:value="10" calcext:value-type="float">
            <text:p>10</text:p>
          </table:table-cell>
          <table:table-cell office:value-type="float" office:value="0.0067" calcext:value-type="float">
            <text:p>0,0067</text:p>
          </table:table-cell>
          <table:table-cell table:formula="of:=[.C29]*[.D29]" office:value-type="float" office:value="0.067" calcext:value-type="float">
            <text:p>0,06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Header, 5, 2.54 mm, Tin Plated Contacts</text:p>
          </table:table-cell>
          <table:table-cell office:value-type="float" office:value="1022253" calcext:value-type="float">
            <text:p>1022253</text:p>
          </table:table-cell>
          <table:table-cell office:value-type="float" office:value="10" calcext:value-type="float">
            <text:p>10</text:p>
          </table:table-cell>
          <table:table-cell office:value-type="float" office:value="0.204" calcext:value-type="float">
            <text:p>0,204</text:p>
          </table:table-cell>
          <table:table-cell table:formula="of:=[.C30]*[.D30]" office:value-type="float" office:value="2.04" calcext:value-type="float">
            <text:p>2,0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1 µF, ± 10%, X5R, 10 V, 0603 </text:p>
          </table:table-cell>
          <table:table-cell office:value-type="float" office:value="2496916" calcext:value-type="float">
            <text:p>2496916</text:p>
          </table:table-cell>
          <table:table-cell office:value-type="float" office:value="40" calcext:value-type="float">
            <text:p>40</text:p>
          </table:table-cell>
          <table:table-cell office:value-type="float" office:value="0.0126" calcext:value-type="float">
            <text:p>0,0126</text:p>
          </table:table-cell>
          <table:table-cell table:formula="of:=[.C31]*[.D31]" office:value-type="float" office:value="0.504" calcext:value-type="float">
            <text:p>0,50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Ceramic, MCMR Series, 4.7 kohm, 100 mW, ± 1%, 75 V, 0603 </text:p>
          </table:table-cell>
          <table:table-cell office:value-type="float" office:value="2073509" calcext:value-type="float">
            <text:p>2073509</text:p>
          </table:table-cell>
          <table:table-cell office:value-type="float" office:value="20" calcext:value-type="float">
            <text:p>20</text:p>
          </table:table-cell>
          <table:table-cell office:value-type="float" office:value="0.0156" calcext:value-type="float">
            <text:p>0,0156</text:p>
          </table:table-cell>
          <table:table-cell table:formula="of:=[.C32]*[.D32]" office:value-type="float" office:value="0.312" calcext:value-type="float">
            <text:p>0,312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formula="of:=[.C33]*[.D3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4]*[.D3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 VCO-1:</text:p>
          </table:table-cell>
          <table:table-cell table:number-columns-repeated="3"/>
          <table:table-cell table:formula="of:=[.C35]*[.D3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ary Potentiometer, Conductive Plastic, P160 Series, 100 kohm, Linear</text:p>
          </table:table-cell>
          <table:table-cell office:value-type="float" office:value="1760795" calcext:value-type="float">
            <text:p>176079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04" calcext:value-type="float">
            <text:p>1,04</text:p>
          </table:table-cell>
          <table:table-cell table:formula="of:=[.C36]*[.D36]" office:value-type="float" office:value="10.4" calcext:value-type="float">
            <text:p>10,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COMP  CR-MS-2  KNOB, SOFT TOUCH, SPLINED SHAFT, YEL</text:p>
          </table:table-cell>
          <table:table-cell office:value-type="float" office:value="1440003" calcext:value-type="float">
            <text:p>1440003</text:p>
          </table:table-cell>
          <table:table-cell office:value-type="float" office:value="10" calcext:value-type="float">
            <text:p>10</text:p>
          </table:table-cell>
          <table:table-cell office:value-type="float" office:value="0.474" calcext:value-type="float">
            <text:p>0,474</text:p>
          </table:table-cell>
          <table:table-cell table:formula="of:=[.C37]*[.D37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ary Potentiometer, Cermet, 93 Series, 100 ohm, Linear</text:p>
          </table:table-cell>
          <table:table-cell office:value-type="float" office:value="2321801" calcext:value-type="float">
            <text:p>2321801</text:p>
          </table:table-cell>
          <table:table-cell office:value-type="float" office:value="1" calcext:value-type="float">
            <text:p>1</text:p>
          </table:table-cell>
          <table:table-cell office:value-type="float" office:value="6.44" calcext:value-type="float">
            <text:p>6,44</text:p>
          </table:table-cell>
          <table:table-cell table:formula="of:=[.C38]*[.D38]" office:value-type="float" office:value="6.44" calcext:value-type="float">
            <text:p>6,4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N3904BU  Bipolar (BJT) Single Transistor, NPN</text:p>
          </table:table-cell>
          <table:table-cell office:value-type="float" office:value="1700648" calcext:value-type="float">
            <text:p>1700648</text:p>
          </table:table-cell>
          <table:table-cell office:value-type="float" office:value="10" calcext:value-type="float">
            <text:p>10</text:p>
          </table:table-cell>
          <table:table-cell office:value-type="float" office:value="0.0982" calcext:value-type="float">
            <text:p>0,0982</text:p>
          </table:table-cell>
          <table:table-cell table:formula="of:=[.C39]*[.D39]" office:value-type="float" office:value="0.982" calcext:value-type="float">
            <text:p>0,98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N3906  Bipolar (BJT) Single Transistor, High Speed Switching, PNP</text:p>
          </table:table-cell>
          <table:table-cell office:value-type="float" office:value="1574372" calcext:value-type="float">
            <text:p>157437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formula="of:=[.C40]*[.D4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M13700N/NOPB  Transconductance Amplifier, Dual, 2, 18 V, 2 MHz, -5 V, 5 V, DIP</text:p>
          </table:table-cell>
          <table:table-cell office:value-type="float" office:value="1651866" calcext:value-type="float">
            <text:p>1651866</text:p>
          </table:table-cell>
          <table:table-cell office:value-type="float" office:value="2" calcext:value-type="float">
            <text:p>2</text:p>
          </table:table-cell>
          <table:table-cell office:value-type="float" office:value="1.47" calcext:value-type="float">
            <text:p>1,47</text:p>
          </table:table-cell>
          <table:table-cell table:formula="of:=[.C41]*[.D41]" office:value-type="float" office:value="2.94" calcext:value-type="float">
            <text:p>2,9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L072IP  Operational Amplifier, Dual, 3 MHz, 2, 13 V/µs, 7V to 36V, DIP, 8</text:p>
          </table:table-cell>
          <table:table-cell office:value-type="float" office:value="1459704" calcext:value-type="float">
            <text:p>1459704</text:p>
          </table:table-cell>
          <table:table-cell office:value-type="float" office:value="5" calcext:value-type="float">
            <text:p>5</text:p>
          </table:table-cell>
          <table:table-cell office:value-type="float" office:value="0.883" calcext:value-type="float">
            <text:p>0,883</text:p>
          </table:table-cell>
          <table:table-cell table:formula="of:=[.C42]*[.D42]" office:value-type="float" office:value="4.415" calcext:value-type="float">
            <text:p>4,41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1000PF 1% 250V  Film Capacitor, FSC/EX Series, 1000 pF, ± 1%, PS (Polystyrene), 250 V</text:p>
          </table:table-cell>
          <table:table-cell office:value-type="float" office:value="9520651" calcext:value-type="float">
            <text:p>9520651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,14</text:p>
          </table:table-cell>
          <table:table-cell table:formula="of:=[.C43]*[.D43]" office:value-type="float" office:value="4.28" calcext:value-type="float">
            <text:p>4,2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 IC SOCKET, DIP, 8POS, TH</text:p>
          </table:table-cell>
          <table:table-cell office:value-type="float" office:value="2445620" calcext:value-type="float">
            <text:p>2445620</text:p>
          </table:table-cell>
          <table:table-cell office:value-type="float" office:value="10" calcext:value-type="float">
            <text:p>10</text:p>
          </table:table-cell>
          <table:table-cell office:value-type="float" office:value="0.205" calcext:value-type="float">
            <text:p>0,205</text:p>
          </table:table-cell>
          <table:table-cell table:formula="of:=[.C44]*[.D44]" office:value-type="float" office:value="2.05" calcext:value-type="float">
            <text:p>2,0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ono-Kap Series, 1000 pF, ± 5%, C0G / NP0, 50 V</text:p>
          </table:table-cell>
          <table:table-cell office:value-type="float" office:value="1141771" calcext:value-type="float">
            <text:p>1141771</text:p>
          </table:table-cell>
          <table:table-cell office:value-type="float" office:value="5" calcext:value-type="float">
            <text:p>5</text:p>
          </table:table-cell>
          <table:table-cell office:value-type="float" office:value="0.253" calcext:value-type="float">
            <text:p>0,253</text:p>
          </table:table-cell>
          <table:table-cell table:formula="of:=[.C45]*[.D45]" office:value-type="float" office:value="1.265" calcext:value-type="float">
            <text:p>1,2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C Series, 47 pF, ± 5%, C0G / NP0, 100 V</text:p>
          </table:table-cell>
          <table:table-cell office:value-type="float" office:value="2395776" calcext:value-type="float">
            <text:p>2395776</text:p>
          </table:table-cell>
          <table:table-cell office:value-type="float" office:value="10" calcext:value-type="float">
            <text:p>10</text:p>
          </table:table-cell>
          <table:table-cell office:value-type="float" office:value="0.0889" calcext:value-type="float">
            <text:p>0,0889</text:p>
          </table:table-cell>
          <table:table-cell table:formula="of:=[.C46]*[.D46]" office:value-type="float" office:value="0.889" calcext:value-type="float">
            <text:p>0,88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C Series, 0.22 µF, ± 10%, X7R, 50 V</text:p>
          </table:table-cell>
          <table:table-cell office:value-type="float" office:value="2395774" calcext:value-type="float">
            <text:p>2395774</text:p>
          </table:table-cell>
          <table:table-cell office:value-type="float" office:value="5" calcext:value-type="float">
            <text:p>5</text:p>
          </table:table-cell>
          <table:table-cell office:value-type="float" office:value="0.164" calcext:value-type="float">
            <text:p>0,164</text:p>
          </table:table-cell>
          <table:table-cell table:formula="of:=[.C47]*[.D47]" office:value-type="float" office:value="0.82" calcext:value-type="float">
            <text:p>0,8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ono Axial, A Series, 0.01 µF, ± 10%, X7R, 50 V</text:p>
          </table:table-cell>
          <table:table-cell office:value-type="float" office:value="1902252" calcext:value-type="float">
            <text:p>1902252</text:p>
          </table:table-cell>
          <table:table-cell office:value-type="float" office:value="10" calcext:value-type="float">
            <text:p>10</text:p>
          </table:table-cell>
          <table:table-cell office:value-type="float" office:value="0.19" calcext:value-type="float">
            <text:p>0,19</text:p>
          </table:table-cell>
          <table:table-cell table:formula="of:=[.C48]*[.D48]" office:value-type="float" office:value="1.9" calcext:value-type="float">
            <text:p>1,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RS25 Series, 47 ohm, 600 mW, ± 1%, 350 V, Axial Leaded</text:p>
          </table:table-cell>
          <table:table-cell office:value-type="float" office:value="9468510" calcext:value-type="float">
            <text:p>9468510</text:p>
          </table:table-cell>
          <table:table-cell office:value-type="float" office:value="10" calcext:value-type="float">
            <text:p>10</text:p>
          </table:table-cell>
          <table:table-cell office:value-type="float" office:value="0.0672" calcext:value-type="float">
            <text:p>0,0672</text:p>
          </table:table-cell>
          <table:table-cell table:formula="of:=[.C49]*[.D49]" office:value-type="float" office:value="0.672" calcext:value-type="float">
            <text:p>0,67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25 Series, 820 ohm, 250 mW, ± 1%, 250 V, Axial Leaded</text:p>
          </table:table-cell>
          <table:table-cell office:value-type="float" office:value="9342265" calcext:value-type="float">
            <text:p>9342265</text:p>
          </table:table-cell>
          <table:table-cell office:value-type="float" office:value="10" calcext:value-type="float">
            <text:p>10</text:p>
          </table:table-cell>
          <table:table-cell office:value-type="float" office:value="0.0776" calcext:value-type="float">
            <text:p>0,0776</text:p>
          </table:table-cell>
          <table:table-cell table:formula="of:=[.C50]*[.D50]" office:value-type="float" office:value="0.776" calcext:value-type="float">
            <text:p>0,77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LR Series, 1 kohm, 600 mW, ± 1%, 350 V, Axial Leaded</text:p>
          </table:table-cell>
          <table:table-cell office:value-type="float" office:value="2330035" calcext:value-type="float">
            <text:p>2330035</text:p>
          </table:table-cell>
          <table:table-cell office:value-type="float" office:value="10" calcext:value-type="float">
            <text:p>10</text:p>
          </table:table-cell>
          <table:table-cell office:value-type="float" office:value="0.063" calcext:value-type="float">
            <text:p>0,063</text:p>
          </table:table-cell>
          <table:table-cell table:formula="of:=[.C51]*[.D51]" office:value-type="float" office:value="0.63" calcext:value-type="float">
            <text:p>0,6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LR Series, 2 kohm, 250 mW, ± 1%, 200 V, Axial Leaded</text:p>
          </table:table-cell>
          <table:table-cell office:value-type="float" office:value="2329911" calcext:value-type="float">
            <text:p>2329911</text:p>
          </table:table-cell>
          <table:table-cell office:value-type="float" office:value="10" calcext:value-type="float">
            <text:p>10</text:p>
          </table:table-cell>
          <table:table-cell office:value-type="float" office:value="0.053" calcext:value-type="float">
            <text:p>0,053</text:p>
          </table:table-cell>
          <table:table-cell table:formula="of:=[.C52]*[.D52]" office:value-type="float" office:value="0.53" calcext:value-type="float">
            <text:p>0,5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10 kohm, 250 mW, ± 5%, 200 V, Axial Leaded</text:p>
          </table:table-cell>
          <table:table-cell office:value-type="float" office:value="2329474" calcext:value-type="float">
            <text:p>2329474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,034</text:p>
          </table:table-cell>
          <table:table-cell table:formula="of:=[.C53]*[.D53]" office:value-type="float" office:value="0.34" calcext:value-type="float">
            <text:p>0,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12 Series, 5.1 kohm, 125 mW, ± 1%, 200 V, Axial Leaded</text:p>
          </table:table-cell>
          <table:table-cell office:value-type="float" office:value="9343318" calcext:value-type="float">
            <text:p>9343318</text:p>
          </table:table-cell>
          <table:table-cell office:value-type="float" office:value="5" calcext:value-type="float">
            <text:p>5</text:p>
          </table:table-cell>
          <table:table-cell office:value-type="float" office:value="0.0245" calcext:value-type="float">
            <text:p>0,0245</text:p>
          </table:table-cell>
          <table:table-cell table:formula="of:=[.C54]*[.D54]" office:value-type="float" office:value="0.1225" calcext:value-type="float">
            <text:p>0,122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18 kohm, 400 mW, ± 1%, 200 V, Axial Leaded</text:p>
          </table:table-cell>
          <table:table-cell office:value-type="float" office:value="1565285" calcext:value-type="float">
            <text:p>1565285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,034</text:p>
          </table:table-cell>
          <table:table-cell table:formula="of:=[.C55]*[.D55]" office:value-type="float" office:value="0.34" calcext:value-type="float">
            <text:p>0,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22 kohm, 400 mW, ± 1%, 200 V, Axial Leaded</text:p>
          </table:table-cell>
          <table:table-cell office:value-type="float" office:value="1565295" calcext:value-type="float">
            <text:p>1565295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56]*[.D56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LR Series, 20 kohm, 250 mW, ± 1%, 200 V, Axial Leaded</text:p>
          </table:table-cell>
          <table:table-cell office:value-type="float" office:value="2329897" calcext:value-type="float">
            <text:p>2329897</text:p>
          </table:table-cell>
          <table:table-cell office:value-type="float" office:value="10" calcext:value-type="float">
            <text:p>10</text:p>
          </table:table-cell>
          <table:table-cell office:value-type="float" office:value="0.055" calcext:value-type="float">
            <text:p>0,055</text:p>
          </table:table-cell>
          <table:table-cell table:formula="of:=[.C57]*[.D57]" office:value-type="float" office:value="0.55" calcext:value-type="float">
            <text:p>0,5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27 kohm, 400 mW, ± 1%, 200 V, Axial Leaded</text:p>
          </table:table-cell>
          <table:table-cell office:value-type="float" office:value="1565299" calcext:value-type="float">
            <text:p>1565299</text:p>
          </table:table-cell>
          <table:table-cell office:value-type="float" office:value="10" calcext:value-type="float">
            <text:p>10</text:p>
          </table:table-cell>
          <table:table-cell office:value-type="float" office:value="0.0477" calcext:value-type="float">
            <text:p>0,0477</text:p>
          </table:table-cell>
          <table:table-cell table:formula="of:=[.C58]*[.D58]" office:value-type="float" office:value="0.477" calcext:value-type="float">
            <text:p>0,47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100 kohm, 400 mW, ± 1%, 200 V, Axial Leaded</text:p>
          </table:table-cell>
          <table:table-cell table:style-name="ce3" office:value-type="float" office:value="1565269" calcext:value-type="float">
            <text:p>1565269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59]*[.D59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1 Mohm, 400 mW, ± 1%, 200 V, Axial Leaded</text:p>
          </table:table-cell>
          <table:table-cell table:style-name="ce3" office:value-type="float" office:value="1565292" calcext:value-type="float">
            <text:p>1565292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60]*[.D60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2.2 Mohm, 250 mW, ± 5%, 200 V, Axial Leaded</text:p>
          </table:table-cell>
          <table:table-cell table:style-name="ce3" office:value-type="float" office:value="2329510" calcext:value-type="float">
            <text:p>2329510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,034</text:p>
          </table:table-cell>
          <table:table-cell table:formula="of:=[.C61]*[.D61]" office:value-type="float" office:value="0.34" calcext:value-type="float">
            <text:p>0,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1.5 Mohm, 250 mW, ± 5%, 200 V, Axial Leaded</text:p>
          </table:table-cell>
          <table:table-cell table:style-name="ce3" office:value-type="float" office:value="2329492" calcext:value-type="float">
            <text:p>2329492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62]*[.D62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3.3 Mohm, 330 mW, ± 5%, 250 V, Axial Leaded</text:p>
          </table:table-cell>
          <table:table-cell table:style-name="ce3" office:value-type="float" office:value="2329676" calcext:value-type="float">
            <text:p>2329676</text:p>
          </table:table-cell>
          <table:table-cell office:value-type="float" office:value="10" calcext:value-type="float">
            <text:p>10</text:p>
          </table:table-cell>
          <table:table-cell office:value-type="float" office:value="0.0396" calcext:value-type="float">
            <text:p>0,0396</text:p>
          </table:table-cell>
          <table:table-cell table:formula="of:=[.C63]*[.D63]" office:value-type="float" office:value="0.396" calcext:value-type="float">
            <text:p>0,39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hone Audio Connector, Socket, 3.5 mm, 2, Panel Mount</text:p>
          </table:table-cell>
          <table:table-cell table:style-name="ce3" office:value-type="float" office:value="1340604" calcext:value-type="float">
            <text:p>1340604</text:p>
          </table:table-cell>
          <table:table-cell office:value-type="float" office:value="16" calcext:value-type="float">
            <text:p>16</text:p>
          </table:table-cell>
          <table:table-cell office:value-type="float" office:value="0.766" calcext:value-type="float">
            <text:p>0,766</text:p>
          </table:table-cell>
          <table:table-cell table:formula="of:=[.C64]*[.D64]" office:value-type="float" office:value="12.256" calcext:value-type="float">
            <text:p>12,25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E CONNECTIVITY / CITEC  LT300014T261K0J  RESISTOR, TEMPERATURE SENSING, 1K</text:p>
          </table:table-cell>
          <table:table-cell table:style-name="ce3" office:value-type="float" office:value="1174306" calcext:value-type="float">
            <text:p>1174306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,08</text:p>
          </table:table-cell>
          <table:table-cell table:formula="of:=[.C65]*[.D65]" office:value-type="float" office:value="2.16" calcext:value-type="float">
            <text:p>2,1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6]*[.D6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7]*[.D6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8]*[.D6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9]*[.D6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70]*[.D7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71]*[.D7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table:formula="of:=SUM([.E4:.E65])" office:value-type="float" office:value="97.8385" calcext:value-type="float">
            <text:p>97,8385</text:p>
          </table:table-cell>
          <table:table-cell table:style-name="ce1" office:value-type="string" calcext:value-type="string">
            <text:p>Total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style-name="Default"/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Lisätilaus</text:p>
          </table:table-cell>
          <table:table-cell table:number-columns-repeated="3"/>
          <table:table-cell table:formula="of:=[.C79]*[.D7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VS komponentit…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MD Multilayer Ceramic Capacitor, 0.1 µF, ± 10%, X7R, 50 V, 0603</text:p>
          </table:table-cell>
          <table:table-cell office:value-type="float" office:value="2496834" calcext:value-type="float">
            <text:p>2496834</text:p>
          </table:table-cell>
          <table:table-cell office:value-type="float" office:value="40" calcext:value-type="float">
            <text:p>40</text:p>
          </table:table-cell>
          <table:table-cell office:value-type="float" office:value="0.0126" calcext:value-type="float">
            <text:p>0,0126</text:p>
          </table:table-cell>
          <table:table-cell table:formula="of:=[.C81]*[.D81]" office:value-type="float" office:value="0.504" calcext:value-type="float">
            <text:p>0,50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022 µF, ± 10%, X7R, 50 V, 0603</text:p>
          </table:table-cell>
          <table:table-cell office:value-type="float" office:value="1658869" calcext:value-type="float">
            <text:p>1658869</text:p>
          </table:table-cell>
          <table:table-cell office:value-type="float" office:value="20" calcext:value-type="float">
            <text:p>20</text:p>
          </table:table-cell>
          <table:table-cell office:value-type="float" office:value="0.0336" calcext:value-type="float">
            <text:p>0,0336</text:p>
          </table:table-cell>
          <table:table-cell table:formula="of:=[.C82]*[.D82]" office:value-type="float" office:value="0.672" calcext:value-type="float">
            <text:p>0,67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CP6002-I/P  Operational Amplifier, Dual, 1 MHz, 2, 0.6 V/µs, 1.8V to 6V, DIP, 8</text:p>
          </table:table-cell>
          <table:table-cell office:value-type="float" office:value="1292245" calcext:value-type="float">
            <text:p>1292245</text:p>
          </table:table-cell>
          <table:table-cell office:value-type="float" office:value="10" calcext:value-type="float">
            <text:p>10</text:p>
          </table:table-cell>
          <table:table-cell office:value-type="float" office:value="0.414" calcext:value-type="float">
            <text:p>0,414</text:p>
          </table:table-cell>
          <table:table-cell table:formula="of:=[.C83]*[.D83]" office:value-type="float" office:value="4.14" calcext:value-type="float">
            <text:p>4,1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PA2348AIDCNT  Operational Amplifier, Dual, 1 MHz, 2, 0.5 V/µs, 2.1V to 5.5V, SOT-23, 8</text:p>
          </table:table-cell>
          <table:table-cell office:value-type="float" office:value="1207098" calcext:value-type="float">
            <text:p>1207098</text:p>
          </table:table-cell>
          <table:table-cell office:value-type="float" office:value="4" calcext:value-type="float">
            <text:p>4</text:p>
          </table:table-cell>
          <table:table-cell office:value-type="float" office:value="0.852" calcext:value-type="float">
            <text:p>0,852</text:p>
          </table:table-cell>
          <table:table-cell table:formula="of:=[.C84]*[.D84]" office:value-type="float" office:value="3.408" calcext:value-type="float">
            <text:p>3,40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VARISTOR,SUPP,ESD PROTECT,20V,0603</text:p>
          </table:table-cell>
          <table:table-cell office:value-type="float" office:value="1838966" calcext:value-type="float">
            <text:p>1838966</text:p>
          </table:table-cell>
          <table:table-cell office:value-type="float" office:value="20" calcext:value-type="float">
            <text:p>20</text:p>
          </table:table-cell>
          <table:table-cell office:value-type="float" office:value="0.129" calcext:value-type="float">
            <text:p>0,129</text:p>
          </table:table-cell>
          <table:table-cell table:formula="of:=[.C85]*[.D85]" office:value-type="float" office:value="2.58" calcext:value-type="float">
            <text:p>2,5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AEC-Q200 ERJ Series, 20 ohm, 100 mW, ± 1%, 75 V</text:p>
          </table:table-cell>
          <table:table-cell office:value-type="float" office:value="2059261" calcext:value-type="float">
            <text:p>2059261</text:p>
          </table:table-cell>
          <table:table-cell office:value-type="float" office:value="20" calcext:value-type="float">
            <text:p>20</text:p>
          </table:table-cell>
          <table:table-cell office:value-type="float" office:value="0.009" calcext:value-type="float">
            <text:p>0,009</text:p>
          </table:table-cell>
          <table:table-cell table:formula="of:=[.C86]*[.D86]" office:value-type="float" office:value="0.18" calcext:value-type="float">
            <text:p>0,1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MC Series, 82 pF, ± 5%, C0G / NP0, 50 V, 0603 [1608 Metric]</text:p>
          </table:table-cell>
          <table:table-cell office:value-type="float" office:value="1759065" calcext:value-type="float">
            <text:p>1759065</text:p>
          </table:table-cell>
          <table:table-cell office:value-type="float" office:value="10" calcext:value-type="float">
            <text:p>10</text:p>
          </table:table-cell>
          <table:table-cell office:value-type="float" office:value="0.0119" calcext:value-type="float">
            <text:p>0,0119</text:p>
          </table:table-cell>
          <table:table-cell table:formula="of:=[.C87]*[.D87]" office:value-type="float" office:value="0.119" calcext:value-type="float">
            <text:p>0,11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Ceramic, MCMR Series, 4.7 kohm, 100 mW, ± 1%, 75 V, 0603</text:p>
          </table:table-cell>
          <table:table-cell office:value-type="float" office:value="2073509" calcext:value-type="float">
            <text:p>2073509</text:p>
          </table:table-cell>
          <table:table-cell office:value-type="float" office:value="30" calcext:value-type="float">
            <text:p>30</text:p>
          </table:table-cell>
          <table:table-cell office:value-type="float" office:value="0.0156" calcext:value-type="float">
            <text:p>0,0156</text:p>
          </table:table-cell>
          <table:table-cell table:formula="of:=[.C88]*[.D88]" office:value-type="float" office:value="0.468" calcext:value-type="float">
            <text:p>0,46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RIMMER, SMD, 4K7</text:p>
          </table:table-cell>
          <table:table-cell office:value-type="float" office:value="1771724" calcext:value-type="float">
            <text:p>1771724</text:p>
          </table:table-cell>
          <table:table-cell office:value-type="float" office:value="2" calcext:value-type="float">
            <text:p>2</text:p>
          </table:table-cell>
          <table:table-cell office:value-type="float" office:value="0.292" calcext:value-type="float">
            <text:p>0,292</text:p>
          </table:table-cell>
          <table:table-cell table:formula="of:=[.C89]*[.D89]" office:value-type="float" office:value="0.584" calcext:value-type="float">
            <text:p>0,58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laa myös peruskomponentteja varastoon: bjt:s, mosfets (n, p), elkos, tantalums</text:p>
          </table:table-cell>
          <table:table-cell table:number-columns-repeated="3"/>
          <table:table-cell table:formula="of:=[.C90]*[.D9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75 ohm, 500 mW, ± 1%, 250 V, Axial Leaded</text:p>
          </table:table-cell>
          <table:table-cell office:value-type="float" office:value="1099864" calcext:value-type="float">
            <text:p>1099864</text:p>
          </table:table-cell>
          <table:table-cell office:value-type="float" office:value="0.0255" calcext:value-type="float">
            <text:p>0,0255</text:p>
          </table:table-cell>
          <table:table-cell office:value-type="float" office:value="50" calcext:value-type="float">
            <text:p>50</text:p>
          </table:table-cell>
          <table:table-cell table:formula="of:=[.C91]*[.D91]" office:value-type="float" office:value="1.275" calcext:value-type="float">
            <text:p>1,27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47 ohm, 500 mW, ± 1%, 350 V, Axial Leaded</text:p>
          </table:table-cell>
          <table:table-cell office:value-type="float" office:value="1099858" calcext:value-type="float">
            <text:p>1099858</text:p>
          </table:table-cell>
          <table:table-cell office:value-type="float" office:value="0.0571" calcext:value-type="float">
            <text:p>0,0571</text:p>
          </table:table-cell>
          <table:table-cell office:value-type="float" office:value="20" calcext:value-type="float">
            <text:p>20</text:p>
          </table:table-cell>
          <table:table-cell table:formula="of:=[.C92]*[.D92]" office:value-type="float" office:value="1.142" calcext:value-type="float">
            <text:p>1,14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lectrolytic Capacitor, MCGPR Series, 22 µF, ± 20%, 25 V, 5 mm, Radial Leaded</text:p>
          </table:table-cell>
          <table:table-cell office:value-type="float" office:value="9451161" calcext:value-type="float">
            <text:p>9451161</text:p>
          </table:table-cell>
          <table:table-cell office:value-type="float" office:value="0.043" calcext:value-type="float">
            <text:p>0,043</text:p>
          </table:table-cell>
          <table:table-cell office:value-type="float" office:value="20" calcext:value-type="float">
            <text:p>20</text:p>
          </table:table-cell>
          <table:table-cell table:formula="of:=[.C93]*[.D93]" office:value-type="float" office:value="0.86" calcext:value-type="float">
            <text:p>0,8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 MOSFET Transistor, N Channel, 400 mA, 60 V, 1.2 ohm, 10 V, 2.1 V</text:p>
          </table:table-cell>
          <table:table-cell office:value-type="float" office:value="1017689" calcext:value-type="float">
            <text:p>1017689</text:p>
          </table:table-cell>
          <table:table-cell office:value-type="float" office:value="0.184" calcext:value-type="float">
            <text:p>0,184</text:p>
          </table:table-cell>
          <table:table-cell office:value-type="float" office:value="5" calcext:value-type="float">
            <text:p>5</text:p>
          </table:table-cell>
          <table:table-cell table:formula="of:=[.C94]*[.D94]" office:value-type="float" office:value="0.92" calcext:value-type="float">
            <text:p>0,9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OSFET Transistor, N Channel, 1.4 A, 30 V, 0.119 ohm, 10 V, 1.6 V</text:p>
          </table:table-cell>
          <table:table-cell office:value-type="float" office:value="2432720" calcext:value-type="float">
            <text:p>2432720</text:p>
          </table:table-cell>
          <table:table-cell office:value-type="float" office:value="0.0622" calcext:value-type="float">
            <text:p>0,0622</text:p>
          </table:table-cell>
          <table:table-cell office:value-type="float" office:value="5" calcext:value-type="float">
            <text:p>5</text:p>
          </table:table-cell>
          <table:table-cell table:formula="of:=[.C95]*[.D95]" office:value-type="float" office:value="0.311" calcext:value-type="float">
            <text:p>0,31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N4401TF  Bipolar (BJT) Single Transistor, NPN, 40 V, 250 MHz, 625 mW</text:p>
          </table:table-cell>
          <table:table-cell office:value-type="float" office:value="2453755" calcext:value-type="float">
            <text:p>2453755</text:p>
          </table:table-cell>
          <table:table-cell office:value-type="float" office:value="0.056" calcext:value-type="float">
            <text:p>0,056</text:p>
          </table:table-cell>
          <table:table-cell office:value-type="float" office:value="5" calcext:value-type="float">
            <text:p>5</text:p>
          </table:table-cell>
          <table:table-cell table:formula="of:=[.C96]*[.D96]" office:value-type="float" office:value="0.28" calcext:value-type="float">
            <text:p>0,28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97]*[.D9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98]*[.D98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formula="of:=SUM([.E81:.E100])" office:value-type="float" office:value="17.443" calcext:value-type="float">
            <text:p>17,443</text:p>
          </table:table-cell>
          <table:table-cell table:number-columns-repeated="1019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.00.0000</text:date>, <text:time style:data-style-name="N2" text:time-value="09:14:34.8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4:47:51.448000000</meta:creation-date>
    <dc:date>2016-02-28T11:54:48.669000000</dc:date>
    <meta:editing-duration>P1DT1H9M31S</meta:editing-duration>
    <meta:editing-cycles>33</meta:editing-cycles>
    <meta:generator>LibreOffice/4.4.5.2$Windows_x86 LibreOffice_project/a22f674fd25a3b6f45bdebf25400ed2adff0ff99</meta:generator>
    <meta:document-statistic meta:table-count="1" meta:cell-count="405" meta:object-count="0"/>
  </office:meta>
</office:document-meta>
</file>